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T1" style:family="text">
      <style:text-properties style:font-size-asian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EALTH BOT ASSISTANT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TEAM RAJJ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VELOPERS</text:p>
          </draw:text-box>
        </draw:frame>
        <draw:frame presentation:style-name="pr5" draw:layer="layout" svg:width="25.199cm" svg:height="9.8cm" svg:x="1.5cm" svg:y="4.6cm" presentation:class="outline" presentation:user-transformed="true">
          <draw:text-box>
            <text:list text:style-name="L2">
              <text:list-item>
                <text:p>FRED BEKOE </text:p>
              </text:list-item>
              <text:list-item>
                <text:p>JOYLAND GBORDZOE </text:p>
              </text:list-item>
              <text:list-item>
                <text:p>THELMA ANAOSU-FORFOE </text:p>
              </text:list-item>
              <text:list-item>
                <text:p><text:span text:style-name="T2">RAPHAEL ASAS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Y THIS PROJEC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We believe that in the future the world of medicine will be dominated by a new patient who seeks out critical information on the Internet and that this will take a new type of doctor who must help the patient assess the quality of that information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ECHNOLOGIES</text:p>
          </draw:text-box>
        </draw:frame>
        <draw:frame presentation:style-name="pr5" draw:layer="layout" svg:width="25.199cm" svg:height="10.16cm" svg:x="1.4cm" svg:y="3.81cm" presentation:class="outline" presentation:user-transformed="true">
          <draw:text-box>
            <text:list text:style-name="L2">
              <text:list-item>
                <text:p>FLASK</text:p>
              </text:list-item>
              <text:list-item>
                <text:p>PYTHON3</text:p>
              </text:list-item>
              <text:list-item>
                <text:p>SQL LITE3</text:p>
              </text:list-item>
              <text:list-item>
                <text:p>HTML/CSS</text:p>
              </text:list-item>
              <text:list-item>
                <text:p>JAVA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PONENT OF OUR SITE</text:p>
          </draw:text-box>
        </draw:frame>
        <draw:frame presentation:style-name="pr5" draw:layer="layout" svg:width="25.199cm" svg:height="8.219cm" svg:x="1.6cm" svg:y="4.6cm" presentation:class="outline" presentation:user-transformed="true">
          <draw:text-box>
            <text:list text:style-name="L2">
              <text:list-item>
                <text:p>HOME PAGE</text:p>
                <text:p><text:s/>Our homepage houses a bot which is going to </text:p>
                <text:p>interact with our clients and serve as an online doct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EATURES OF OUR BOT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ook appointments</text:p>
              </text:list-item>
              <text:list-item>
                <text:p>Assist with common health problems</text:p>
              </text:list-item>
              <text:list-item>
                <text:p>Pescribe medication</text:p>
              </text:list-item>
              <text:list-item>
                <text:p>Health Ad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Y USE RHA</text:p>
          </draw:text-box>
        </draw:frame>
        <draw:frame presentation:style-name="pr5" draw:layer="layout" svg:width="25.199cm" svg:height="8.219cm" svg:x="2.032cm" svg:y="3.81cm" presentation:class="outline" presentation:user-transformed="true">
          <draw:text-box>
            <text:list text:style-name="L2">
              <text:list-item>
                <text:p>Easy access</text:p>
              </text:list-item>
              <text:list-item>
                <text:p>Reliable</text:p>
              </text:list-item>
              <text:list-item>
                <text:p>Scheduling appoint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LLENGES</text:p>
          </draw:text-box>
        </draw:frame>
        <draw:frame presentation:style-name="pr5" draw:layer="layout" svg:width="25.199cm" svg:height="8.219cm" svg:x="1.4cm" svg:y="4.5cm" presentation:class="outline" presentation:user-transformed="true">
          <draw:text-box>
            <text:list text:style-name="L2">
              <text:list-item>
                <text:p><text:span text:style-name="T3">DATABASE</text:span></text:p>
              </text:list-item>
              <text:list-item>
                <text:p><text:span text:style-name="T3">LINKING OUR SITE</text:span></text:p>
              </text:list-item>
              <text:list-item>
                <text:p><text:span text:style-name="T3">DEPLOYING OUR SITE TO HEROKU</text:span></text:p>
              </text:list-item>
              <text:list-item>
                <text:p><text:span text:style-name="T3">BOT</text:span></text:p>
              </text:list-item>
              <text:list-item>
                <text:p><text:span text:style-name="T3">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UMMA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There's an enormous opportunity to use intelligent health bot instances to make healthcare more efficien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22:04:01.967654751</meta:creation-date>
    <meta:editing-duration>PT14H11M16S</meta:editing-duration>
    <meta:editing-cycles>20</meta:editing-cycles>
    <meta:generator>LibreOffice/6.1.5.2$Linux_ARM_EABI LibreOffice_project/10$Build-2</meta:generator>
    <dc:title>Classy Red</dc:title>
    <dc:date>2019-07-26T13:14:00.510778521</dc:date>
    <meta:document-statistic meta:object-count="73"/>
  </office:meta>
</office:document-meta>
</file>